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position="super 58%" fo:font-style="normal" style:font-style-asian="normal" style:font-style-complex="normal"/>
    </style:style>
    <style:style style:name="T6" style:family="text">
      <style:text-properties style:text-position="super 58%" fo:font-weight="normal" style:font-weight-asian="normal" style:font-weight-complex="normal"/>
    </style:style>
    <style:style style:name="T7" style:family="text">
      <style:text-properties fo:font-style="normal"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each MST is built in its own (temporary) copy of the original graph, which can be handled by one of a number of threads</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multithreaded method which calculates and returns the mean clustering coefficient of the nodes in the Graph using the method Vertex::clusteringCoefficient(); weights each Vertex's contribution by (k * (k-1))/2, where k is the degree of the node, and the expression given is the number of possible connected triples including that node</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method to memoize the entire Graph (and save the details of the shortest path) using a breadth-first implementation of Djikstra's algorithm</text:p>
      <text:p text:style-name="Standard"/>
      <text:p text:style-name="Standard"><text:tab/><text:tab/>void clean(Vertex* root): method to clean the distanceFromInitial and pathFromInitial data from every node in the Graph</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creation; this field should not be accessed directly, and instead should be accessed with the methods <text:soft-page-break/>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pure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pure virtual method to determine the linear distance between two nodes (regardless of connectedness); has arbitrary units</text:p>
      <text:p text:style-name="P2"/>
      <text:p text:style-name="P2"><text:tab/><text:tab/>double* nodeAgeVsDegree(): returns a dynamically allocated array relating the age of a node (the index) to its degree (the element); 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text:soft-page-break/>algorithm (requires an even value of m):</text:p>
      <text:list xml:id="list319417767"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
      <text:p text:style-name="P2"><text:tab/><text:tab/>double radialDistance(): calculates the distance from this SpatialVertex to the origin, AKA the zero vector, <text:span text:style-name="T3">0</text:span><text:span text:style-name="T4">.</text:span></text:p>
      <text:p text:style-name="P2"><text:soft-page-break/></text:p>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pan text:style-name="T2">represented using Cartesian coordinates</text:span></text:p>
      <text:p text:style-name="P2"/>
      <text:p text:style-name="P2"><text:tab/>Macros:</text:p>
      <text:p text:style-name="P2"/>
      <text:p text:style-name="P2"><text:tab/><text:tab/>X(node), Y(node) and Z(node): retrieves the X-, Y-, and Z-component (stored as the zeroth, first, and second element of the position array, respectively) of a SpatialVertex (behavior undefined for SpatialVertices not in a three-dimensional Cartesian coordinate system)</text:p>
      <text:p text:style-name="P2"/>
      <text:p text:style-name="P2"><text:tab/><text:tab/>DEFAULT_RADIUS, DEFAULT_GAMMA, DEFAULT_TOLERANCE, and DEFAULT_ITR: the default parameters to the GrowingNetwork3D constructor, currently set to 1.0, 1.0, 1.0, and 36</text:p>
      <text:p text:style-name="P2"/>
      <text:p text:style-name="P2"><text:tab/><text:tab/>GUIDED_N: the minimum number of nodes that must be in the graph before the tolerance of gradient descent becomes relevant; if there are fewer nodes than this, gradient descent will continue for the maximum number of iterations regardless of potential energy, as the method GrowingNetwork::calculatePotentialEnergy is a poor fit at very small N; the value of this macro is currently 16</text:p>
      <text:p text:style-name="P2"/>
      <text:p text:style-name="P2"><text:tab/>Fields:</text:p>
      <text:p text:style-name="P2"/>
      <text:p text:style-name="P2"><text:tab/><text:tab/>long int DIM: equal to three, as the SpatialVertices will be specified with a triple of Cartesian coordinates, despite the fact that the radius is fixed; intended to be constant</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baseGam = 1.0, double baseTol = 1.0, double base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soft-page-break/><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230313795"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Vertex* a, Vertex* b): returns the scalar distance between two points in three-dimensional Cartesian space; used only to override the pure virtual function in GrowingNetwork; note that this is not safe for use with classes which are not, or do not derive from, SpatialVertices as inputs</text:p>
      <text:p text:style-name="P2"/>
      <text:p text:style-name="P2"><text:tab/><text:tab/>void equalize(): calls GrowingNetwork3D::gradientDescent, scaling the baseGam parameter as N^-1.5; see the design document for a detailed explanation as to this choice of scaling</text:p>
      <text:p text:style-name="P2"/>
      <text:p text:style-name="P2"><text:tab/><text:tab/>void gradientDescent(double gamma, double tolerance, long int maxItr): perform gradient descent for either maxItr steps or until the difference between the actual and minimum potentials is less than or equal to tolerance (for large N only) multiplied by the change in minimum potential due to the Nth node, using a force-to-displacement conversion factor of gamma</text:p>
      <text:p text:style-name="P2"/>
      <text:p text:style-name="P2"><text:tab/><text:tab/>double calculateMinimumPotential(long int n, long int d): calculate the minimum potential of n nodes on a unit sphere, based on the equation given in the design document; additionally, there is a parameter d for the dimension of the space, which is not used</text:p>
      <text:p text:style-name="P2"><text:soft-page-break/></text:p>
      <text:p text:style-name="P2"><text:tab/><text:tab/>double calculateMinimumPotentialDifference(long int init_n, long int final_n, long int d): calculate the change in minimum potential due to going from init_n nodes to final_n nodes on a hypersphere in a space of dimension d</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text:span><text:span text:style-name="T2">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 (because dynamic binding hinders compiler optimization) to an arbitrary number of dimensions with SpatialVertices placed on an N-dimensional sphere in (N+1)-dimensional space</text:span></text:p>
      <text:p text:style-name="P2"/>
      <text:p text:style-name="P2"><text:tab/>Macros:</text:p>
      <text:p text:style-name="P2"/>
      <text:p text:style-name="P2"><text:tab/><text:tab/>NSPHERE_DEFAULT_GAMMA: the default baseGam value passed to the NSphere constructor, currently is 1.0</text:p>
      <text:p text:style-name="P2"/>
      <text:p text:style-name="P2"><text:tab/><text:tab/>NSPHERE_DEFAULT_TOLERANCE: the default baseTol value passed to the NSphere constructor, currently is 0.01</text:p>
      <text:p text:style-name="P2"/>
      <text:p text:style-name="P2"><text:tab/><text:tab/>NSPHERE_DEFAULT_ITERATIONS: the default baseItr value passed to the NSphere constructor, currently is 36</text:p>
      <text:p text:style-name="P1"/>
      <text:p text:style-name="P1"><text:tab/><text:span text:style-name="T2">Fields:</text:span></text:p>
      <text:p text:style-name="P2"/>
      <text:p text:style-name="P2"><text:tab/><text:tab/>const long int DIM: the dimension of the sphere, which is one less than the dimension of the space in which it is embedded; all SpatialVertices are of dimension DIM+1</text:p>
      <text:p text:style-name="P2"/>
      <text:p text:style-name="P2"><text:tab/><text:tab/>double radius: the radius of the NSphere, to which all points are bound</text:p>
      <text:p text:style-name="P2"><text:soft-page-break/></text:p>
      <text:p text:style-name="P2"><text:tab/><text:tab/>double baseGam: the base value for the timestep, gamma, of the NSphere::gradientDescent algorithm</text:p>
      <text:p text:style-name="P2"/>
      <text:p text:style-name="P2"><text:tab/><text:tab/>double baseTol: the base value for the tolerance (in units of average half-separation between tightly packed nodes) of the NSphere::gradientDescent algorithm</text:p>
      <text:p text:style-name="P2"/>
      <text:p text:style-name="P2"><text:tab/><text:tab/>long int baseItr: the base value for the maximum iterations of any given call to the NSphere::gradientDescent algorithm</text:p>
      <text:p text:style-name="P2"/>
      <text:p text:style-name="Standard"><text:span text:style-name="T2"><text:tab/><text:tab/>double iterationWeights: a bookkeeping variable to track the amount of computation done by NSphere::gradientDescent during the life of the object; the weight of a single iteration in NSphere::gradientDescent is N</text:span><text:span text:style-name="T6">2</text:span>, so a single call to NSphere::gradientDescent may increase iterationWeights by up to baseItr * <text:span text:style-name="T2">N</text:span><text:span text:style-name="T6">2</text:span></text:p>
      <text:p text:style-name="P2"/>
      <text:p text:style-name="P2"><text:tab/>Methods:</text:p>
      <text:p text:style-name="P2"/>
      <text:p text:style-name="P2"><text:tab/><text:tab/>SpatialVertex* getNode(long int i): method to retrieve a node from Graph::nodes and cast it to a SpatialVertex*</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linearDistance(Vertex* a, Vertex* b): overrides the pure virtual method GrowingNetwork::linearDistance to provide the (unsigned) scalar distance between two SpatialVertices of dimension DIM+1; relies on the overloaded function of the same name with double* parameters</text:p>
      <text:p text:style-name="P2"/>
      <text:p text:style-name="P2"><text:tab/><text:tab/>double linearDistance(double* a, double* b): calculates the (unsigned) scalar distance between two position vectors, which must be of dimension DIM+1 (aka in the space in which the NSphere is embedded); otherwise, behavior is undefined and possibly fatal</text:p>
      <text:p text:style-name="P2"/>
      <text:p text:style-name="P2"><text:tab/>SpatialVertex** findMNearestNeighbors(SpatialVertex* start): finds the m spatially nearest neighbors (self not included) to a given SpatialVertex*, which must be of the same dimension as the SpatialVertices of the NSphere (DIM+1), though it does not need to belong to the NSphere; this method returns an array which should be deleted after use</text:p>
      <text:p text:style-name="P2"/>
      <text:p text:style-name="Standard"><text:span text:style-name="T2"><text:tab/><text:tab/>double* sumForces(SpatialVertex* node): sums the forces between one node and all others, using r</text:span><text:span text:style-name="T6">-DIM</text:span><text:span text:style-name="T2"> as the magnitude of the force between two nodes separated by a distance r (as a generalization of Coulomb's law to a (DIM+1)-dimensional space); dynamically allocates an array which should be deleted after use</text:span></text:p>
      <text:p text:style-name="P2"/>
      <text:p text:style-name="P2"><text:tab/><text:tab/>void normalizeRadius(SpatialVertex* node): normalizes the radial distance of a given node to the radius of the NSphere on which it should lie</text:p>
      <text:p text:style-name="P2"/>
      <text:p text:style-name="P1">NBall<text:span text:style-name="T2">: an N-dimensional generalization of PositiveChargeGrowingNetwork2D, which inherits from GrowingNetwork rather than PositiveChargeGrowingNetwork2D because optimization is hindered by dynamic binding<text:line-break/></text:span><text:soft-page-break/></text:p>
      <text:p text:style-name="P2"><text:tab/>Macros:</text:p>
      <text:p text:style-name="P2"/>
      <text:p text:style-name="P2"><text:tab/><text:tab/>NBALL_DEFAULT_RADIUS: the default radius passed to the constructor, 1.0</text:p>
      <text:p text:style-name="P2"/>
      <text:p text:style-name="P2"><text:tab/><text:tab/>NBALL_DEFAULT_ALPHA: the default inter-node force constant passed to the constructor, 1.0</text:p>
      <text:p text:style-name="P2"/>
      <text:p text:style-name="P2"><text:tab/><text:tab/>NBALL_DEFAULT_GAMMA: the default time-step size passed to the constructor, 1.0</text:p>
      <text:p text:style-name="P2"/>
      <text:p text:style-name="P2"><text:tab/><text:tab/>NBALL_DEFAULT_TOLERANCE: the default tolerance passed to the constructor, 0.01</text:p>
      <text:p text:style-name="P2"/>
      <text:p text:style-name="P2"><text:tab/><text:tab/>NBALL_DEFAULT_ITERATIONS: the default maximum number of iterations passed to the constructor, 100</text:p>
      <text:p text:style-name="P2"/>
      <text:p text:style-name="P2"><text:tab/><text:tab/>NBALL_DEFAULT_THRESHOLD: the default threshold below which equalization will take place after every additional node, 100</text:p>
      <text:p text:style-name="P2"/>
      <text:p text:style-name="P2"><text:tab/><text:tab/>NBALL_DEFAULT_PERIOD: the default number of nodes to be added per each call to the gradient descent algorithm, 10</text:p>
      <text:p text:style-name="P2"/>
      <text:p text:style-name="P2"><text:tab/>Fields:</text:p>
      <text:p text:style-name="P2"><text:tab/><text:tab/>const long int DIM: the dimension of the NBall, set at initialization and immutable thereafter</text:p>
      <text:p text:style-name="P2"/>
      <text:p text:style-name="P2"><text:tab/><text:tab/>double radius: the radius of the ball which nodes may occupy; limits the placement of nodes using NBall::randomLocation</text:p>
      <text:p text:style-name="P2"/>
      <text:p text:style-name="P2"><text:tab/><text:tab/>double baseAlpha: the base value of the force constant governing the interactions between nodes, which here are analogous to electrons; also informs the value of beta, the attractive cloud force constant, which is always alpha multiplied by the number of nodes in the graph</text:p>
      <text:p text:style-name="P2"/>
      <text:p text:style-name="P2"><text:tab/><text:tab/>double baseGamma: the base value of the timestep size for iterations of the gradient descent algorithm</text:p>
      <text:p text:style-name="P2"/>
      <text:p text:style-name="P2"><text:tab/><text:tab/>double baseTolerance: the base value of the tolerance for movement in the gradient descent algorithm</text:p>
      <text:p text:style-name="P2"/>
      <text:p text:style-name="P2"><text:tab/><text:tab/>long int baseItr: the base value of the maximum number of iterations of gradient descent to be performed regardless of the inaccuracy of the result</text:p>
      <text:p text:style-name="P2"/>
      <text:p text:style-name="P2"><text:tab/><text:tab/>long int equalizationThreshold: the number of nodes below which gradient descent is applied after each additional node, regardless of the equalizationPeriod</text:p>
      <text:p text:style-name="P2"/>
      <text:p text:style-name="P2"><text:tab/><text:tab/>long int equalizationPeriod: the number of nodes added between calls to gradient descent (if the number of nodes is above the equalizationThreshold); above the threshold, gradient descent is called during the growth phase if and only if N%equalizationPeriod == 0</text:p>
      <text:p text:style-name="P2"/>
      <text:p text:style-name="P2"><text:soft-page-break/><text:tab/><text:tab/>long int iterationWeights: a variable tracking the weighted number of iterations performed in Nball::gradientDescent, where the weight of an iteration is N * N</text:p>
      <text:p text:style-name="P2"/>
      <text:p text:style-name="P2"><text:tab/>Methods:</text:p>
      <text:p text:style-name="P2"/>
      <text:p text:style-name="P2"><text:tab/><text:tab/>NBall(long int n, long int m, long int d, double r = NBALL_DEFAULT_RADIUS, double a = NBALL_DEFAULT_ALPHA, double g = NBALL_DEFAULT_GAMMA, double t = NBALL_DEFAULT_TOLERANCE, long int i = NBALL_DEFAULT_ITERATIONS, long int et = NBALL_DEFAULT_THRESHOLD, long int ep = NBALL_DEFAULT_PERIOD): constructor with some default parameters (number of nodes, new links formed per node, dimension, and the defaults: radius, gamma, alpha, tolerance, and iterations)</text:p>
      <text:p text:style-name="P2"/>
      <text:p text:style-name="P2"><text:tab/><text:tab/>SpatialVertex* getNode(long int i): overrides Graph::getNode to automatically cast retrieved nodes to SpatialVertices*</text:p>
      <text:p text:style-name="P2"/>
      <text:p text:style-name="P2"><text:tab/><text:tab/>void grow(long int n): adds n new nodes, adjusting the value of beta after every addition, and calling gradient descent after every node (if the graph size is below equalizationThreshold) or after a number of nodes determined by equalizationPeriod</text:p>
      <text:p text:style-name="P2"/>
      <text:p text:style-name="P2"><text:tab/><text:tab/>double* randomLocation(): generates a random location in DIM dimensions by randomly selecting a point from a uniform distribution over the appropriate n-cube, then discarding it and trying again if it has a radius greater than the allowed radius (which becomes more probable as DIM grows)</text:p>
      <text:p text:style-name="P2"/>
      <text:p text:style-name="P2"><text:tab/><text:tab/>double linearDistance(Vertex* a, Vertex* b): overrides GrowingNetwork::linearDistance to apply to SpatialVertices*; unsafe for use with any class that is not a SpatialVertex or a derived class</text:p>
      <text:p text:style-name="P2"/>
      <text:p text:style-name="P2"><text:tab/><text:tab/>SpatialVertex** findMNearestNeighbors(SpatialVertex* start): finds the m spatially nearest neighbors (self not included) to a given SpatialVertex*, which must be of the same dimension as the SpatialVertices of the NBall, though it does not need to belong to the NBall; this method returns an array which should be deleted after use</text:p>
      <text:p text:style-name="P2"/>
      <text:p text:style-name="P2"><text:tab/><text:tab/>double* sumForces(SpatialVertex* node): sums the repulsive (inter-node) forces and attractive (cloud of “charge”) forces on a given SpatialVertex*, which must be of the same dimension as the SpatialVertices of the NBall, though it does not need to belong to the NBall; this method returns an array which should be deleted after use</text:p>
      <text:p text:style-name="P2"/>
      <text:p text:style-name="Standard"><text:span text:style-name="T7"><text:tab/><text:tab/>void equalize(): calls NBall::gradientDescent with the parameter gamma scaling with 1/N</text:span><text:span text:style-name="T5">1+1/D</text:span>, and the tolerance and maximum iterations not scaling at all</text:p>
      <text:p text:style-name="Standard"/>
      <text:p text:style-name="Standard"><text:tab/><text:tab/>void gradientDescent(double gamma, double tolerance, long int maxItr): using the results of NBall::sumForces for all nodes, this method allows the forces on each node to push them around until either a) the algorithm performs the maximum allowed number of iterations (maxItr), or b) until the maximum scalar displacement of all nodes in the NBall in a single timestep is less than the highest tolerated movement (tolerance * radius of average volume per node)</text:p>
      <text:p text:style-name="Standard"/>
      <text:p text:style-name="Standard"><text:tab/><text:tab/>~NBall(): an empty destructor which currently does nothing but call ~GrowingNetwork() as part of its default behavior</text:p>
      <text:p text:style-name="P2"/>
      <text:p text:style-name="P2"><text:soft-page-break/><text:span text:style-name="T1">PPGrowingNetwork1D: </text:span>a 1-dimensional version of the plum pudding growing network model, which inherits from GrowingNetwork. Here the charges (nodes) are constrained to exist on a line rather than in a circle. Since we limit ourselves to 1 dimension we use the 1 dimensional electrostatic potential, which winds up yielding a constant force for the electron electron interactions and a linear force for the electron-cloud interactions. The same gradient descent as in the other methods is used here.<text:tab/><text:tab/></text:p>
      <text:p text:style-name="P2"/>
      <text:p text:style-name="P2"><text:tab/>Fields, Methods, and Macros are the same here as for PositiveChargeGrowingNetwork2D with the exception of:</text:p>
      <text:p text:style-name="P2"/>
      <text:p text:style-name="P2"><text:tab/><text:tab/>DISTANCE_1D(a , b): returns the linear distance between two nod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7-08T10:44:28</dc:date>
    <meta:editing-duration>PT13H18M46S</meta:editing-duration>
    <meta:editing-cycles>194</meta:editing-cycles>
    <meta:generator>LibreOffice/3.5$Linux_x86 LibreOffice_project/350m1$Build-2</meta:generator>
    <meta:document-statistic meta:table-count="0" meta:image-count="0" meta:object-count="0" meta:page-count="11" meta:paragraph-count="156" meta:word-count="3812" meta:character-count="25505" meta:non-whitespace-character-count="21576"/>
  </office:meta>
</office:document-meta>
</file>